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8000001CEF69864CDC2867E6A.png" manifest:media-type="image/png"/>
  <manifest:file-entry manifest:full-path="Pictures/10000001000003330000055D38D343F93FC2B85D.png" manifest:media-type="image/png"/>
  <manifest:file-entry manifest:full-path="Pictures/10000001000002D30000054825F88516A6E6EE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03c2d" officeooo:paragraph-rsid="00103c2d" style:font-size-asian="20pt" style:font-size-complex="20pt"/>
    </style:style>
    <style:style style:name="P2" style:family="paragraph" style:parent-style-name="Standard">
      <style:text-properties fo:color="#ffffff" loext:opacity="100%" fo:font-size="20pt" officeooo:rsid="00103c2d" officeooo:paragraph-rsid="00103c2d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9"/>DSS</text:p>
      <text:p text:style-name="P1"><draw:frame draw:style-name="fr1" draw:name="Imagen1" text:anchor-type="char" svg:x="1.617cm" svg:y="0.681cm" svg:width="12.912cm" svg:height="12.224cm" draw:z-index="0"><draw:image xlink:href="Pictures/10000001000001E8000001CEF69864CDC2867E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text:anchor-type="paragraph" draw:z-index="2" draw:name="Marco de texto 1" draw:style-name="gr2" draw:text-style-name="P3" svg:width="1.731cm" svg:height="1.14cm" svg:x="6.6cm" svg:y="-0.937cm"><draw:text-box><text:p><text:span text:style-name="T1">DS</text:span></text:p></draw:text-box></draw:frame><draw:frame draw:style-name="fr1" draw:name="Imagen2" text:anchor-type="char" svg:x="-0.088cm" svg:y="0.071cm" svg:width="17cm" svg:height="28.499cm" draw:z-index="1"><draw:image xlink:href="Pictures/10000001000003330000055D38D343F93FC2B85D.png" xlink:type="simple" xlink:show="embed" xlink:actuate="onLoad" draw:mime-type="image/png"/></draw:frame><text:soft-page-break/>.</text:p>
      <text:p text:style-name="P1"><draw:frame text:anchor-type="paragraph" draw:z-index="4" draw:name="Marco de texto 3" draw:style-name="gr1" draw:text-style-name="P3" svg:width="2.334cm" svg:height="1.156cm" svg:x="6.406cm" svg:y="0.369cm"><draw:text-box><text:p><text:span text:style-name="T1">DA</text:span></text:p></draw:text-box></draw:frame><draw:frame draw:style-name="fr1" draw:name="Imagen3" text:anchor-type="char" svg:x="0.03cm" svg:y="1.524cm" svg:width="15.882cm" svg:height="24.971cm" draw:z-index="3"><draw:image xlink:href="Pictures/10000001000002D30000054825F88516A6E6EE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0T14:31:11.503000000</dc:date>
    <meta:editing-duration>PT7M50S</meta:editing-duration>
    <meta:editing-cycles>1</meta:editing-cycles>
    <meta:document-statistic meta:table-count="0" meta:image-count="3" meta:object-count="0" meta:page-count="3" meta:paragraph-count="2" meta:word-count="2" meta:character-count="43" meta:non-whitespace-character-count="4"/>
    <meta:generator>LibreOffice/7.3.2.2$Windows_X86_64 LibreOffice_project/49f2b1bff42cfccbd8f788c8dc32c1c309559be0</meta:generator>
  </office:meta>
</office:document-meta>
</file>